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OpenSymbol" svg:font-family="OpenSymbol" style:font-charset="x-symbol"/>
  </office:font-face-decls>
  <office:automatic-styles>
    <style:style style:name="P1" style:family="paragraph" style:parent-style-name="normal1" style:master-page-name="Standard">
      <style:paragraph-properties style:page-number="1"/>
      <style:text-properties fo:font-size="12pt" fo:language="pt" fo:country="BR" officeooo:paragraph-rsid="001e0a65" style:font-size-asian="12pt" style:language-asian="zh" style:country-asian="CN" style:font-size-complex="12pt" style:language-complex="hi" style:country-complex="IN" style:script-type="latin"/>
    </style:style>
    <style:style style:name="P2" style:family="paragraph" style:parent-style-name="normal1">
      <style:text-properties fo:font-size="12pt" fo:language="pt" fo:country="BR" officeooo:paragraph-rsid="001e0a65" style:font-size-asian="12pt" style:language-asian="zh" style:country-asian="CN" style:font-size-complex="12pt" style:language-complex="hi" style:country-complex="IN" style:script-type="latin"/>
    </style:style>
    <style:style style:name="P3" style:family="paragraph" style:parent-style-name="normal1">
      <style:paragraph-properties fo:text-align="center" style:justify-single-word="false"/>
      <style:text-properties fo:font-size="20pt" fo:language="pt" fo:country="BR" style:text-underline-style="solid" style:text-underline-width="auto" style:text-underline-color="font-color" fo:font-weight="bold" officeooo:paragraph-rsid="001e0a65" style:font-size-asian="20pt" style:language-asian="zh" style:country-asian="CN" style:font-weight-asian="bold" style:font-size-complex="20pt" style:language-complex="hi" style:country-complex="IN" style:font-weight-complex="bold" style:script-type="latin"/>
    </style:style>
    <style:style style:name="P4" style:family="paragraph" style:parent-style-name="normal1">
      <style:paragraph-properties fo:text-align="center" style:justify-single-word="false"/>
      <style:text-properties fo:font-size="20pt" fo:language="pt" fo:country="BR" fo:font-weight="bold" officeooo:paragraph-rsid="001e0a65" style:font-size-asian="20pt" style:language-asian="zh" style:country-asian="CN" style:font-weight-asian="bold" style:font-size-complex="20pt" style:language-complex="hi" style:country-complex="IN" style:font-weight-complex="bold" style:script-type="latin"/>
    </style:style>
    <style:style style:name="P5" style:family="paragraph" style:parent-style-name="normal1">
      <style:text-properties fo:font-size="15pt" fo:language="pt" fo:country="BR" fo:font-weight="bold" officeooo:paragraph-rsid="001e0a65" style:font-size-asian="15pt" style:language-asian="zh" style:country-asian="CN" style:font-weight-asian="bold" style:font-size-complex="15pt" style:language-complex="hi" style:country-complex="IN" style:font-weight-complex="bold" style:script-type="latin"/>
    </style:style>
    <style:style style:name="P6" style:family="paragraph" style:parent-style-name="normal1">
      <style:paragraph-properties fo:text-indent="1.27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7" style:family="paragraph" style:parent-style-name="normal1">
      <style:paragraph-properties fo:margin-left="0cm" fo:text-align="center" style:justify-single-word="false" fo:text-indent="0cm" style:auto-text-indent="false"/>
      <style:text-properties fo:font-size="20pt" fo:language="pt" fo:country="BR" style:text-underline-style="solid" style:text-underline-width="auto" style:text-underline-color="font-color" fo:font-weight="bold" officeooo:paragraph-rsid="001e0a65" style:font-size-asian="20pt" style:language-asian="zh" style:country-asian="CN" style:font-weight-asian="bold" style:font-size-complex="20pt" style:language-complex="hi" style:country-complex="IN" style:font-weight-complex="bold" style:script-type="latin"/>
    </style:style>
    <style:style style:name="P8" style:family="paragraph" style:parent-style-name="normal1">
      <style:paragraph-properties fo:margin-left="0cm" fo:text-align="center" style:justify-single-word="false" fo:text-indent="0cm" style:auto-text-indent="false"/>
      <style:text-properties fo:font-size="20pt" fo:language="pt" fo:country="BR" fo:font-weight="bold" officeooo:paragraph-rsid="001e0a65" style:font-size-asian="20pt" style:language-asian="zh" style:country-asian="CN" style:font-weight-asian="bold" style:font-size-complex="20pt" style:language-complex="hi" style:country-complex="IN" style:font-weight-complex="bold" style:script-type="latin"/>
    </style:style>
    <style:style style:name="P9" style:family="paragraph" style:parent-style-name="normal1">
      <style:paragraph-properties fo:margin-left="0cm" fo:text-indent="0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10" style:family="paragraph" style:parent-style-name="normal1">
      <style:paragraph-properties fo:margin-left="0cm" fo:text-indent="0cm" style:auto-text-indent="false"/>
      <style:text-properties fo:font-size="12pt" fo:language="pt" fo:country="BR" officeooo:paragraph-rsid="0021a364" style:font-size-asian="12pt" style:language-asian="zh" style:country-asian="CN" style:font-size-complex="12pt" style:language-complex="hi" style:country-complex="IN" style:script-type="latin"/>
    </style:style>
    <style:style style:name="P11" style:family="paragraph" style:parent-style-name="normal1">
      <style:paragraph-properties fo:margin-left="0cm" fo:text-indent="0cm" style:auto-text-indent="false"/>
      <style:text-properties fo:font-size="12pt" fo:language="pt" fo:country="BR" officeooo:rsid="001fca24" officeooo:paragraph-rsid="001fca24" style:font-size-asian="12pt" style:language-asian="zh" style:country-asian="CN" style:font-size-complex="12pt" style:language-complex="hi" style:country-complex="IN" style:script-type="latin"/>
    </style:style>
    <style:style style:name="P12" style:family="paragraph" style:parent-style-name="normal1">
      <style:text-properties fo:font-size="12pt" fo:language="pt" fo:country="BR" fo:font-weight="bold" officeooo:paragraph-rsid="001e0a65" style:font-size-asian="12pt" style:language-asian="zh" style:country-asian="CN" style:font-weight-asian="bold" style:font-size-complex="12pt" style:language-complex="hi" style:country-complex="IN" style:font-weight-complex="bold" style:script-type="latin"/>
    </style:style>
    <style:style style:name="P13" style:family="paragraph" style:parent-style-name="normal1" style:list-style-name="WWNum5">
      <style:paragraph-properties fo:margin-left="1.27cm" fo:text-indent="-0.635cm" style:auto-text-indent="false"/>
      <style:text-properties fo:font-size="15pt" fo:language="pt" fo:country="BR" fo:font-weight="bold" officeooo:paragraph-rsid="001e0a65" style:font-size-asian="15pt" style:language-asian="zh" style:country-asian="CN" style:font-weight-asian="bold" style:font-size-complex="15pt" style:language-complex="hi" style:country-complex="IN" style:font-weight-complex="bold" style:script-type="latin"/>
    </style:style>
    <style:style style:name="P14" style:family="paragraph" style:parent-style-name="normal1" style:list-style-name="WWNum7">
      <style:paragraph-properties fo:margin-left="2.54cm" fo:text-indent="-0.635cm" style:auto-text-indent="false"/>
      <style:text-properties fo:font-size="15pt" fo:language="pt" fo:country="BR" officeooo:paragraph-rsid="001f15ac" style:font-size-asian="15pt" style:language-asian="zh" style:country-asian="CN" style:font-size-complex="15pt" style:language-complex="hi" style:country-complex="IN" style:script-type="latin"/>
    </style:style>
    <style:style style:name="P15" style:family="paragraph" style:parent-style-name="normal1" style:list-style-name="WWNum7">
      <style:paragraph-properties fo:margin-left="2.54cm" fo:text-indent="-0.635cm" style:auto-text-indent="false"/>
      <style:text-properties fo:font-size="12pt" fo:language="pt" fo:country="BR" officeooo:paragraph-rsid="001f15ac" style:font-size-asian="12pt" style:language-asian="zh" style:country-asian="CN" style:font-size-complex="12pt" style:language-complex="hi" style:country-complex="IN" style:script-type="latin"/>
    </style:style>
    <style:style style:name="P16" style:family="paragraph" style:parent-style-name="normal1" style:list-style-name="WWNum5">
      <style:paragraph-properties fo:margin-left="1.27cm" fo:text-indent="-0.635cm" style:auto-text-indent="false"/>
      <style:text-properties fo:font-size="12pt" fo:language="pt" fo:country="BR" fo:font-weight="bold" officeooo:paragraph-rsid="001e0a65" style:font-size-asian="12pt" style:language-asian="zh" style:country-asian="CN" style:font-weight-asian="bold" style:font-size-complex="12pt" style:language-complex="hi" style:country-complex="IN" style:font-weight-complex="bold" style:script-type="latin"/>
    </style:style>
    <style:style style:name="P17" style:family="paragraph" style:parent-style-name="normal1" style:list-style-name="WWNum10">
      <style:paragraph-properties fo:margin-left="2.54cm" fo:text-indent="-0.635cm" style:auto-text-indent="false"/>
      <style:text-properties fo:font-size="12pt" fo:language="pt" fo:country="BR" officeooo:paragraph-rsid="001f15ac" style:font-size-asian="12pt" style:language-asian="zh" style:country-asian="CN" style:font-size-complex="12pt" style:language-complex="hi" style:country-complex="IN" style:script-type="latin"/>
    </style:style>
    <style:style style:name="P18" style:family="paragraph" style:parent-style-name="normal1" style:list-style-name="WWNum10">
      <style:paragraph-properties fo:margin-left="2.54cm" fo:text-indent="-0.635cm" style:auto-text-indent="false"/>
      <style:text-properties fo:font-size="12pt" fo:language="pt" fo:country="BR" fo:font-weight="bold" officeooo:paragraph-rsid="001f15ac" style:font-size-asian="12pt" style:language-asian="zh" style:country-asian="CN" style:font-weight-asian="bold" style:font-size-complex="12pt" style:language-complex="hi" style:country-complex="IN" style:font-weight-complex="bold" style:script-type="latin"/>
    </style:style>
    <style:style style:name="P19" style:family="paragraph" style:parent-style-name="normal1" style:list-style-name="WWNum10">
      <style:paragraph-properties fo:margin-left="2.54cm" fo:text-indent="-0.635cm" style:auto-text-indent="false"/>
      <style:text-properties fo:font-size="15pt" fo:language="pt" fo:country="BR" fo:font-weight="bold" officeooo:paragraph-rsid="001f15ac" style:font-size-asian="15pt" style:language-asian="zh" style:country-asian="CN" style:font-weight-asian="bold" style:font-size-complex="15pt" style:language-complex="hi" style:country-complex="IN" style:font-weight-complex="bold" style:script-type="latin"/>
    </style:style>
    <style:style style:name="P20" style:family="paragraph" style:parent-style-name="normal1" style:list-style-name="WWNum10">
      <style:paragraph-properties fo:margin-left="2.54cm" fo:text-indent="-0.635cm" style:auto-text-indent="false"/>
      <style:text-properties fo:font-size="15pt" fo:language="pt" fo:country="BR" fo:font-weight="bold" officeooo:paragraph-rsid="001e0a65" style:font-size-asian="15pt" style:language-asian="zh" style:country-asian="CN" style:font-weight-asian="bold" style:font-size-complex="15pt" style:language-complex="hi" style:country-complex="IN" style:font-weight-complex="bold" style:script-type="latin"/>
    </style:style>
    <style:style style:name="P21" style:family="paragraph" style:parent-style-name="normal1" style:list-style-name="L1">
      <style:paragraph-properties fo:margin-left="3.81cm" fo:text-indent="-0.635cm" style:auto-text-indent="false"/>
      <style:text-properties fo:font-size="12pt" fo:language="pt" fo:country="BR" fo:font-weight="bold" officeooo:paragraph-rsid="001e0a65" style:font-size-asian="12pt" style:language-asian="zh" style:country-asian="CN" style:font-weight-asian="bold" style:font-size-complex="12pt" style:language-complex="hi" style:country-complex="IN" style:font-weight-complex="bold" style:script-type="latin"/>
    </style:style>
    <style:style style:name="P22" style:family="paragraph" style:parent-style-name="normal1">
      <style:paragraph-properties fo:margin-left="0cm" fo:text-indent="0cm" style:auto-text-indent="false"/>
      <style:text-properties fo:font-size="12pt" fo:language="pt" fo:country="BR" fo:font-weight="bold" officeooo:paragraph-rsid="001e0a65" style:font-size-asian="12pt" style:language-asian="zh" style:country-asian="CN" style:font-weight-asian="bold" style:font-size-complex="12pt" style:language-complex="hi" style:country-complex="IN" style:font-weight-complex="bold" style:script-type="latin"/>
    </style:style>
    <style:style style:name="P23" style:family="paragraph" style:parent-style-name="normal1" style:list-style-name="WWNum8">
      <style:paragraph-properties fo:margin-left="2.54cm" fo:text-indent="-0.635cm" style:auto-text-indent="false"/>
      <style:text-properties fo:font-size="15pt" fo:language="pt" fo:country="BR" fo:font-weight="bold" officeooo:paragraph-rsid="001e0a65" style:font-size-asian="15pt" style:language-asian="zh" style:country-asian="CN" style:font-weight-asian="bold" style:font-size-complex="15pt" style:language-complex="hi" style:country-complex="IN" style:font-weight-complex="bold" style:script-type="latin"/>
    </style:style>
    <style:style style:name="P24" style:family="paragraph" style:parent-style-name="normal1" style:list-style-name="WWNum8">
      <style:paragraph-properties fo:margin-left="2.54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25" style:family="paragraph" style:parent-style-name="normal1">
      <style:paragraph-properties fo:margin-left="2.54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26" style:family="paragraph" style:parent-style-name="normal1" style:list-style-name="WWNum8">
      <style:paragraph-properties fo:margin-left="3.81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27" style:family="paragraph" style:parent-style-name="normal1" style:list-style-name="WWNum9">
      <style:paragraph-properties fo:margin-left="2.54cm" fo:text-indent="-0.635cm" style:auto-text-indent="false"/>
      <style:text-properties fo:font-size="15pt" fo:language="pt" fo:country="BR" fo:font-weight="bold" officeooo:paragraph-rsid="001e0a65" style:font-size-asian="15pt" style:language-asian="zh" style:country-asian="CN" style:font-weight-asian="bold" style:font-size-complex="15pt" style:language-complex="hi" style:country-complex="IN" style:font-weight-complex="bold" style:script-type="latin"/>
    </style:style>
    <style:style style:name="P28" style:family="paragraph" style:parent-style-name="normal1" style:list-style-name="WWNum9">
      <style:paragraph-properties fo:margin-left="3.81cm" fo:text-indent="-0.635cm" style:auto-text-indent="false"/>
      <style:text-properties fo:font-size="12pt" fo:language="pt" fo:country="BR" fo:font-weight="bold" officeooo:paragraph-rsid="001e0a65" style:font-size-asian="12pt" style:language-asian="zh" style:country-asian="CN" style:font-weight-asian="bold" style:font-size-complex="12pt" style:language-complex="hi" style:country-complex="IN" style:font-weight-complex="bold" style:script-type="latin"/>
    </style:style>
    <style:style style:name="P29" style:family="paragraph" style:parent-style-name="normal1">
      <style:paragraph-properties fo:margin-left="3.81cm" fo:text-indent="-0.635cm" style:auto-text-indent="false"/>
      <style:text-properties fo:font-size="12pt" fo:language="pt" fo:country="BR" fo:font-weight="bold" officeooo:paragraph-rsid="001e0a65" style:font-size-asian="12pt" style:language-asian="zh" style:country-asian="CN" style:font-weight-asian="bold" style:font-size-complex="12pt" style:language-complex="hi" style:country-complex="IN" style:font-weight-complex="bold" style:script-type="latin"/>
    </style:style>
    <style:style style:name="P30" style:family="paragraph" style:parent-style-name="normal1" style:list-style-name="WWNum9">
      <style:paragraph-properties fo:margin-left="2.54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31" style:family="paragraph" style:parent-style-name="normal1" style:list-style-name="WWNum6">
      <style:paragraph-properties fo:margin-left="2.54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32" style:family="paragraph" style:parent-style-name="normal1" style:list-style-name="WWNum1">
      <style:paragraph-properties fo:margin-left="2.54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33" style:family="paragraph" style:parent-style-name="normal1">
      <style:paragraph-properties fo:margin-left="1.27cm" fo:text-indent="0cm" style:auto-text-indent="false"/>
      <style:text-properties fo:font-size="12pt" fo:language="pt" fo:country="BR" fo:font-weight="bold" officeooo:paragraph-rsid="001e0a65" style:font-size-asian="12pt" style:language-asian="zh" style:country-asian="CN" style:font-weight-asian="bold" style:font-size-complex="12pt" style:language-complex="hi" style:country-complex="IN" style:font-weight-complex="bold" style:script-type="latin"/>
    </style:style>
    <style:style style:name="P34" style:family="paragraph" style:parent-style-name="normal1" style:list-style-name="WWNum3">
      <style:paragraph-properties fo:margin-left="2.54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35" style:family="paragraph" style:parent-style-name="normal1" style:list-style-name="WWNum3">
      <style:paragraph-properties fo:margin-left="2.54cm" fo:text-indent="-0.635cm" style:auto-text-indent="false"/>
      <style:text-properties fo:font-size="12pt" fo:language="pt" fo:country="BR" officeooo:rsid="0021a364" officeooo:paragraph-rsid="0021a364" style:font-size-asian="12pt" style:language-asian="zh" style:country-asian="CN" style:font-size-complex="12pt" style:language-complex="hi" style:country-complex="IN" style:script-type="latin"/>
    </style:style>
    <style:style style:name="P36" style:family="paragraph" style:parent-style-name="normal1" style:list-style-name="WWNum3">
      <style:paragraph-properties fo:margin-left="3.81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37" style:family="paragraph" style:parent-style-name="normal1" style:list-style-name="WWNum3">
      <style:text-properties fo:font-size="12pt" fo:language="pt" fo:country="BR" officeooo:rsid="002217f4" officeooo:paragraph-rsid="002217f4" style:font-size-asian="12pt" style:language-asian="zh" style:country-asian="CN" style:font-size-complex="12pt" style:language-complex="hi" style:country-complex="IN" style:script-type="latin"/>
    </style:style>
    <style:style style:name="P38" style:family="paragraph" style:parent-style-name="normal1" style:list-style-name="WWNum4">
      <style:paragraph-properties fo:margin-left="2.54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39" style:family="paragraph" style:parent-style-name="normal1" style:list-style-name="WWNum4">
      <style:paragraph-properties fo:margin-left="2.54cm" fo:text-indent="-0.635cm" style:auto-text-indent="false"/>
      <style:text-properties fo:font-size="12pt" fo:language="pt" fo:country="BR" officeooo:paragraph-rsid="0021a364" style:font-size-asian="12pt" style:language-asian="zh" style:country-asian="CN" style:font-size-complex="12pt" style:language-complex="hi" style:country-complex="IN" style:script-type="latin"/>
    </style:style>
    <style:style style:name="P40" style:family="paragraph" style:parent-style-name="normal1">
      <style:paragraph-properties fo:margin-left="2.54cm" fo:text-indent="0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41" style:family="paragraph" style:parent-style-name="normal1" style:list-style-name="WWNum12">
      <style:paragraph-properties fo:margin-left="2.54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42" style:family="paragraph" style:parent-style-name="normal1" style:list-style-name="WWNum12">
      <style:paragraph-properties fo:margin-left="2.54cm" fo:text-indent="-0.635cm" style:auto-text-indent="false"/>
      <style:text-properties fo:font-size="12pt" fo:language="pt" fo:country="BR" officeooo:rsid="0021a364" officeooo:paragraph-rsid="0021a364" style:font-size-asian="12pt" style:language-asian="zh" style:country-asian="CN" style:font-size-complex="12pt" style:language-complex="hi" style:country-complex="IN" style:script-type="latin"/>
    </style:style>
    <style:style style:name="P43" style:family="paragraph" style:parent-style-name="normal1" style:list-style-name="WWNum2">
      <style:paragraph-properties fo:margin-left="2.54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44" style:family="paragraph" style:parent-style-name="normal1" style:list-style-name="WWNum11">
      <style:paragraph-properties fo:margin-left="2.54cm" fo:text-indent="-0.635cm" style:auto-text-indent="false"/>
      <style:text-properties fo:font-size="12pt" fo:language="pt" fo:country="BR" officeooo:paragraph-rsid="001e0a65" style:font-size-asian="12pt" style:language-asian="zh" style:country-asian="CN" style:font-size-complex="12pt" style:language-complex="hi" style:country-complex="IN" style:script-type="latin"/>
    </style:style>
    <style:style style:name="P45" style:family="paragraph" style:parent-style-name="normal1">
      <style:paragraph-properties fo:text-align="center" style:justify-single-word="false"/>
      <style:text-properties fo:color="#242424" loext:opacity="100%" fo:font-size="20pt" fo:language="pt" fo:country="BR" style:text-underline-style="solid" style:text-underline-width="auto" style:text-underline-color="font-color" fo:font-weight="bold" officeooo:paragraph-rsid="001e0a65" style:font-size-asian="20pt" style:language-asian="zh" style:country-asian="CN" style:font-weight-asian="bold" style:font-size-complex="20pt" style:language-complex="hi" style:country-complex="IN" style:font-weight-complex="bold" fo:background-color="#ffffff" style:script-type="latin"/>
    </style:style>
    <style:style style:name="P46" style:family="paragraph" style:parent-style-name="normal1">
      <style:text-properties fo:color="#242424" loext:opacity="100%" fo:font-size="12pt" fo:language="pt" fo:country="BR" officeooo:paragraph-rsid="00203a37" style:font-size-asian="12pt" style:language-asian="zh" style:country-asian="CN" style:font-size-complex="12pt" style:language-complex="hi" style:country-complex="IN" fo:background-color="#ffffff" style:script-type="latin"/>
    </style:style>
    <style:style style:name="P47" style:family="paragraph" style:parent-style-name="normal1">
      <style:text-properties fo:color="#242424" loext:opacity="100%" fo:font-size="12pt" fo:language="pt" fo:country="BR" officeooo:paragraph-rsid="001e0a65" style:font-size-asian="12pt" style:language-asian="zh" style:country-asian="CN" style:font-size-complex="12pt" style:language-complex="hi" style:country-complex="IN" fo:background-color="#ffffff" style:script-type="latin"/>
    </style:style>
    <style:style style:name="P48" style:family="paragraph" style:parent-style-name="normal1">
      <style:text-properties fo:font-size="12pt" fo:language="pt" fo:country="BR" officeooo:paragraph-rsid="00203a37" style:font-size-asian="12pt" style:language-asian="zh" style:country-asian="CN" style:font-size-complex="12pt" style:language-complex="hi" style:country-complex="IN" style:script-type="latin"/>
    </style:style>
    <style:style style:name="T1" style:family="text">
      <style:text-properties fo:language="pt" fo:country="BR"/>
    </style:style>
    <style:style style:name="T2" style:family="text">
      <style:text-properties fo:font-weight="bold" style:font-weight-asian="bold" style:font-weight-complex="bold"/>
    </style:style>
    <style:style style:name="T3" style:family="text">
      <style:text-properties officeooo:rsid="001fca24"/>
    </style:style>
    <style:style style:name="T4" style:family="text">
      <style:text-properties fo:font-size="15pt" fo:font-weight="bold" style:font-size-asian="15pt" style:font-weight-asian="bold" style:font-size-complex="15pt" style:font-weight-complex="bold"/>
    </style:style>
    <style:style style:name="T5" style:family="text">
      <style:text-properties style:text-underline-style="none" fo:font-weight="bold" style:font-weight-asian="bold" style:font-weight-complex="bold"/>
    </style:style>
    <style:style style:name="T6" style:family="text">
      <style:text-properties style:text-underline-style="none"/>
    </style:style>
    <style:style style:name="T7" style:family="text">
      <style:text-properties officeooo:rsid="0021a364"/>
    </style:style>
    <style:style style:name="T8" style:family="text">
      <style:text-properties officeooo:rsid="00203a37"/>
    </style:style>
    <style:style style:name="T9" style:family="text">
      <style:text-properties fo:font-weight="bold" officeooo:rsid="00203a37" style:font-weight-asian="bold" style:font-weight-complex="bold"/>
    </style:style>
    <style:style style:name="T10" style:family="text">
      <style:text-properties fo:font-weight="normal" officeooo:rsid="00203a37" style:font-weight-asian="normal" style:font-weight-complex="normal"/>
    </style:style>
    <style:style style:name="T11" style:family="text">
      <style:text-properties fo:color="#242424" loext:opacity="100%" fo:font-size="10.5pt" style:font-size-asian="10.5pt" style:font-size-complex="10.5pt" fo:background-color="#ffffff"/>
    </style:style>
    <style:style style:name="T12" style:family="text">
      <style:text-properties fo:color="#242424" loext:opacity="100%" fo:background-color="#ffffff"/>
    </style:style>
    <style:style style:name="T13" style:family="text">
      <style:text-properties fo:font-weight="bold" officeooo:rsid="0021a364" style:font-weight-asian="bold" style:font-weight-complex="bold"/>
    </style:style>
    <style:style style:name="T14" style:family="text">
      <style:text-properties fo:font-weight="normal" officeooo:rsid="0021a36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Nomes: </text:span>João Gustavo dos Santos</text:p>
      <text:p text:style-name="P2" loext:marker-style-name="T1"><text:tab/> <text:s text:c="3"/>Yuri</text:p>
      <text:p text:style-name="P2" loext:marker-style-name="T1"><text:tab/> <text:s text:c="3"/>Marjorye</text:p>
      <text:p text:style-name="P2" loext:marker-style-name="T1"/>
      <text:p text:style-name="P2" loext:marker-style-name="T1"/>
      <text:p text:style-name="P3" loext:marker-style-name="T1">Análise Organizacional</text:p>
      <text:p text:style-name="P4" loext:marker-style-name="T1"/>
      <text:p text:style-name="P5" loext:marker-style-name="T1">Descrição: </text:p>
      <text:p text:style-name="P5" loext:marker-style-name="T1"/>
      <text:p text:style-name="P6" loext:marker-style-name="T1"><text:s/>Seu Paulo <text:span text:style-name="T3">é um fazendeiro que </text:span>vive no interior e possui uma plantação, e <text:span text:style-name="T3">a bastante</text:span> tempo ele vem enfrentando um grande problema <text:span text:style-name="T3">na produção da sua fazenda.</text:span> <text:span text:style-name="T3">S</text:span>ua<text:span text:style-name="T3">s</text:span> plantaç<text:span text:style-name="T3">ões</text:span> não atinge<text:span text:style-name="T3">m</text:span> os resultados esperados, <text:span text:style-name="T3">isto se dá</text:span> pois ele sempre planta e colhe <text:span text:style-name="T3">as suas plantações </text:span>nas estações erradas. <text:span text:style-name="T3">A missão da nossa equipe é a de organizar e engenhar um software que seja capaz de auxiliar o Seu Paulo à conseguir aumentar a produção e a qualidade das suas plantações devido ao plantio correto, durante as estações corretas. Para isso, haverá um sistema no software que avisa o Seu Paulo que certas plantações não estão nas suas estações corretas para serem plantadas.</text:span></text:p>
      <text:p text:style-name="P6" loext:marker-style-name="T1"/>
      <text:p text:style-name="P7" loext:marker-style-name="T1">Papel do Sistema de Informação:</text:p>
      <text:p text:style-name="P8" loext:marker-style-name="T1"/>
      <text:p text:style-name="P9" loext:marker-style-name="T1"><text:span text:style-name="T2"><text:tab/></text:span><text:span text:style-name="T4">Classificação do Sistema: </text:span>Gerencial</text:p>
      <text:p text:style-name="P9" loext:marker-style-name="T1"/>
      <text:p text:style-name="P9" loext:marker-style-name="T1"><text:tab/><text:span text:style-name="T4">Níveis Organizacionais:</text:span> Tático</text:p>
      <text:p text:style-name="P9" loext:marker-style-name="T1"/>
      <text:p text:style-name="P10" loext:marker-style-name="T1"><text:tab/><text:span text:style-name="T4">Benefícios esperados pela empresa:</text:span></text:p>
      <text:p text:style-name="P10" loext:marker-style-name="T1"><text:span text:style-name="T2"><text:tab/></text:span><text:span text:style-name="T3">O contratante (Seu Paulo) espera de resultado, o a</text:span>umento de produtividade devido ao plantio correto, redução de perdas e desperdício, além da melhoria da qualidade na colheita.</text:p>
      <text:p text:style-name="P11" loext:marker-style-name="T1"><text:tab/>Além disso, o software possui um sistema integrado de irrigação automática, onde o Seu Paulo pode agendar para que os seus aspersores instalados nos lotes de sua fazenda se ativem em determinados momentos do dia, garantindo que as suas plantas sejam irrigadas nos momentos certos, ou quando em dias mais quentes, se ativem quando a umidade estiver baixa.</text:p>
      <text:p text:style-name="P11" loext:marker-style-name="T1"><text:tab/>Há também um sistema em que sensores podem ser cadastrados para auxiliar à monitorar as plantações ativas atualmente nos lotes. Esses sensores notam quando a planta estiver recebendo pouca ou muita luz, quando o ar estiver muito seco e quando a temperatura estiver pouco ou muito alta, ativando um alerta para o Seu Paulo, ou qualquer outra pessoa logada no sistema, para que eles possam tomar alguma medida.</text:p>
      <text:p text:style-name="P11" loext:marker-style-name="T1"><text:tab/>O sistema também aplica uma Hash SHA-256 em todas as senhas antes de salvar elas no banco de dados, garantindo que haja uma segurança muito maior e impedindo que as senhas sejam vazadas.</text:p>
      <text:p text:style-name="P11" loext:marker-style-name="T1"><text:soft-page-break/><text:tab/>O sistema também a cada 24 horas realiza um backup de todos os dados de sua execução, de todos os logs de ações e de todos os dados da plantação, garantindo que não sejam perdidos de uma hora para outra, ou por alguma eventual falha humana, como deletar o banco de dados acidentalmente.</text:p>
      <text:p text:style-name="P9" loext:marker-style-name="T1"/>
      <text:p text:style-name="P9" loext:marker-style-name="T1"/>
      <text:p text:style-name="P3">Planejamento</text:p>
      <text:p text:style-name="P3"/>
      <text:p text:style-name="P12" loext:marker-style-name="T2"/>
      <text:list xml:id="list397464434" text:style-name="WWNum5">
        <text:list-item>
          <text:p text:style-name="P13">Integração:</text:p>
          <text:p text:style-name="P13"/>
        </text:list-item>
      </text:list>
      <text:list text:style-name="WWNum7">
        <text:list-item>
          <text:p text:style-name="P14"><text:span text:style-name="T2">Plano de Gerenciamento:</text:span> </text:p>
          <text:p text:style-name="P14"/>
          <text:p text:style-name="P15">O projeto será integrado em pastas que serão armazenadas em um repositório do GitHub.</text:p>
        </text:list-item>
      </text:list>
      <text:p text:style-name="P9"/>
      <text:list xml:id="list183426569845665" text:continue-list="list397464434" text:style-name="WWNum5">
        <text:list-item>
          <text:p text:style-name="P13">Escopo:</text:p>
          <text:p text:style-name="P16"/>
        </text:list-item>
      </text:list>
      <text:list text:style-name="WWNum10">
        <text:list-item>
          <text:p text:style-name="P17"><text:span text:style-name="T4">Definição do Escopo:</text:span><text:span text:style-name="T2"> </text:span></text:p>
          <text:p text:style-name="P18"/>
          <text:p text:style-name="P17">O sistema deverá ser capaz de cadastrar usuários, cadastrar tipos de plantas e por meio desses tipos, cadastrar novas instâncias de plantas que foram plantadas, receber alarmes quando uma das plantações estiver disponível para ser colhida.</text:p>
          <text:p text:style-name="P17"/>
        </text:list-item>
        <text:list-item>
          <text:p text:style-name="P19">Coleta de Requisitos: </text:p>
          <text:p text:style-name="P19"/>
          <text:p text:style-name="P17">Os requisitos incluem: Cadastro de usuário por parte do administrador, cadastro de tipos de plantas, cadastro de uma plantação, cadastro de alarmes</text:p>
          <text:p text:style-name="P17"/>
        </text:list-item>
        <text:list-item>
          <text:p text:style-name="P20">Estrutura Analítica do Projeto:</text:p>
          <text:p text:style-name="P20"/>
        </text:list-item>
      </text:list>
      <text:list text:style-name="L1">
        <text:list-item>
          <text:p text:style-name="P21">Cadastro de plantas;</text:p>
          <text:p text:style-name="P21"/>
        </text:list-item>
        <text:list-item>
          <text:p text:style-name="P21">Cadastro de usuários;</text:p>
          <text:p text:style-name="P21"/>
        </text:list-item>
        <text:list-item>
          <text:p text:style-name="P21">Gestão de Plantações;</text:p>
          <text:p text:style-name="P21"><text:soft-page-break/></text:p>
        </text:list-item>
        <text:list-item>
          <text:p text:style-name="P21">Gestão de Alarmes.</text:p>
          <text:p text:style-name="P21"/>
        </text:list-item>
      </text:list>
      <text:p text:style-name="P22" loext:marker-style-name="T2"/>
      <text:list xml:id="list183427797978727" text:continue-list="list183426569845665" text:style-name="WWNum5">
        <text:list-item>
          <text:p text:style-name="P13">Cronograma:</text:p>
          <text:p text:style-name="P13"/>
        </text:list-item>
      </text:list>
      <text:list text:style-name="WWNum8">
        <text:list-item>
          <text:p text:style-name="P23">Planejamento de Cronograma: </text:p>
          <text:p text:style-name="P23"/>
          <text:p text:style-name="P24">O cronograma será acompanhado com ferramentas online de planejamento em grupo como Trello;</text:p>
        </text:list-item>
      </text:list>
      <text:p text:style-name="P25"/>
      <text:list text:continue-numbering="true" text:style-name="WWNum8">
        <text:list-item>
          <text:p text:style-name="P23">Atividades Definidas:</text:p>
          <text:p text:style-name="P23"/>
          <text:list>
            <text:list-item>
              <text:p text:style-name="P26">Levantamento de requisitos;</text:p>
              <text:p text:style-name="P26"/>
            </text:list-item>
            <text:list-item>
              <text:p text:style-name="P26">Design de baixa fidelidade</text:p>
              <text:p text:style-name="P26"/>
            </text:list-item>
            <text:list-item>
              <text:p text:style-name="P26">Design de alta-fidelidade;</text:p>
              <text:p text:style-name="P26"/>
            </text:list-item>
            <text:list-item>
              <text:p text:style-name="P26">Início do desenvolvimento</text:p>
              <text:p text:style-name="P26"/>
            </text:list-item>
            <text:list-item>
              <text:p text:style-name="P26">Testes;</text:p>
              <text:p text:style-name="P26"/>
            </text:list-item>
            <text:list-item>
              <text:p text:style-name="P26">Implantação;</text:p>
              <text:p text:style-name="P26"/>
            </text:list-item>
            <text:list-item>
              <text:p text:style-name="P26">Manutenção.</text:p>
            </text:list-item>
          </text:list>
        </text:list-item>
      </text:list>
      <text:p text:style-name="P9"/>
      <text:list text:style-name="WWNum9">
        <text:list-item>
          <text:p text:style-name="P27">Estimativa de Duração:</text:p>
          <text:p text:style-name="P27"/>
          <text:list>
            <text:list-item>
              <text:p text:style-name="P28">Requisitos: 1 semana.</text:p>
              <text:p text:style-name="P28"/>
            </text:list-item>
            <text:list-item>
              <text:p text:style-name="P28">Design: 1 semana.</text:p>
              <text:p text:style-name="P28"/>
            </text:list-item>
            <text:list-item>
              <text:p text:style-name="P28">Desenvolvimento: 6~7 semanas.</text:p>
              <text:p text:style-name="P28"/>
            </text:list-item>
            <text:list-item>
              <text:p text:style-name="P28">Testes: 3 semanas.</text:p>
              <text:p text:style-name="P28"/>
            </text:list-item>
            <text:list-item>
              <text:p text:style-name="P28">Implantação: 2 semanas.</text:p>
            </text:list-item>
          </text:list>
        </text:list-item>
      </text:list>
      <text:p text:style-name="P29"/>
      <text:p text:style-name="P29"/>
      <text:list text:continue-numbering="true" text:style-name="WWNum9">
        <text:list-item>
          <text:p text:style-name="P30"><text:soft-page-break/><text:span text:style-name="T2">Cronograma Final: </text:span>Total estimado de 13 ~ 14 semanas.</text:p>
        </text:list-item>
      </text:list>
      <text:p text:style-name="P9"/>
      <text:list xml:id="list183427851744971" text:continue-list="list183427797978727" text:style-name="WWNum5">
        <text:list-item>
          <text:p text:style-name="P13">Custos:</text:p>
          <text:p text:style-name="P13"/>
        </text:list-item>
      </text:list>
      <text:list text:style-name="WWNum6">
        <text:list-item>
          <text:p text:style-name="P31"><text:span text:style-name="T2">Orçamento: </text:span>R$ 12.000,00 estimados para o projeto.</text:p>
        </text:list-item>
      </text:list>
      <text:p text:style-name="P2"/>
      <text:p text:style-name="P2"/>
      <text:list xml:id="list183426534425218" text:continue-list="list183427851744971" text:style-name="WWNum5">
        <text:list-item>
          <text:p text:style-name="P13">Qualidade</text:p>
          <text:p text:style-name="P13"/>
        </text:list-item>
      </text:list>
      <text:list text:style-name="WWNum1">
        <text:list-item>
          <text:p text:style-name="P32" loext:marker-style-name="T5">O<text:span text:style-name="T2"> </text:span>sistema deverá ter um breve tempo de respostas de até 2 segundos por ação</text:p>
          <text:p text:style-name="P32" loext:marker-style-name="T5"/>
        </text:list-item>
        <text:list-item>
          <text:p text:style-name="P32" loext:marker-style-name="T6">O sistema deve produzir um relatório de produção e vendas.</text:p>
        </text:list-item>
      </text:list>
      <text:p text:style-name="P33" loext:marker-style-name="T2"/>
      <text:list xml:id="list183427969957660" text:continue-list="list183426534425218" text:style-name="WWNum5">
        <text:list-item>
          <text:p text:style-name="P13">Recursos</text:p>
          <text:p text:style-name="P13"/>
        </text:list-item>
      </text:list>
      <text:list text:style-name="WWNum3">
        <text:list-item>
          <text:p text:style-name="P34">APIs que auxiliem na plantação, contendo nomes de plantas, estações e tempo de amadurecimento das plantas.</text:p>
          <text:p text:style-name="P34"/>
        </text:list-item>
        <text:list-item>
          <text:p text:style-name="P35">Ferramentas para o auxílio do projetos:</text:p>
          <text:p text:style-name="P35"/>
          <text:list>
            <text:list-item>
              <text:list>
                <text:list-item>
                  <text:list>
                    <text:list-item>
                      <text:list>
                        <text:list-item>
                          <text:list>
                            <text:list-item>
                              <text:list>
                                <text:list-item>
                                  <text:list>
                                    <text:list-item>
                                      <text:p text:style-name="P35">Trello;</text:p>
                                    </text:list-item>
                                  </text:list>
                                </text:list-item>
                              </text:list>
                            </text:list-item>
                          </text:list>
                          <text:p text:style-name="P35"/>
                        </text:list-item>
                        <text:list-item>
                          <text:p text:style-name="P35">GitHub</text:p>
                          <text:p text:style-name="P35"/>
                        </text:list-item>
                        <text:list-item>
                          <text:p text:style-name="P35">MySQL</text:p>
                          <text:p text:style-name="P35"/>
                        </text:list-item>
                        <text:list-item>
                          <text:p text:style-name="P35">PostgreSQL</text:p>
                        </text:list-item>
                      </text:list>
                    </text:list-item>
                  </text:list>
                </text:list-item>
              </text:list>
            </text:list-item>
          </text:list>
          <text:p text:style-name="P34"/>
        </text:list-item>
        <text:list-item>
          <text:p text:style-name="P35">Servidor para hospedagem em nuvem.</text:p>
          <text:p text:style-name="P35"/>
        </text:list-item>
        <text:list-item>
          <text:p text:style-name="P35">Dispositivo para o usuário.</text:p>
          <text:p text:style-name="P35"/>
        </text:list-item>
        <text:list-item>
          <text:p text:style-name="P35">Conexão estável à internet.</text:p>
          <text:p text:style-name="P35"/>
        </text:list-item>
        <text:list-item>
          <text:p text:style-name="P34" loext:marker-style-name="T6">Equipe de programadores:</text:p>
          <text:list>
            <text:list-item>
              <text:p text:style-name="P36" loext:marker-style-name="T6">1 programador front-end;</text:p>
            </text:list-item>
            <text:list-item>
              <text:p text:style-name="P36" loext:marker-style-name="T6">2 programadores back-end;</text:p>
              <text:p text:style-name="P36" loext:marker-style-name="T6"/>
            </text:list-item>
          </text:list>
        </text:list-item>
        <text:list-item>
          <text:p text:style-name="P37" loext:marker-style-name="T6">Orçamento para as licensas.</text:p>
          <text:p text:style-name="P37" loext:marker-style-name="T6"/>
        </text:list-item>
        <text:list-item>
          <text:p text:style-name="P37" loext:marker-style-name="T6">Orçamento para o pessoal.</text:p>
          <text:p text:style-name="P37" loext:marker-style-name="T6"/>
        </text:list-item>
        <text:list-item>
          <text:p text:style-name="P37" loext:marker-style-name="T6"><text:soft-page-break/>Orçamento para a infraestrutra.</text:p>
        </text:list-item>
      </text:list>
      <text:p text:style-name="P33" loext:marker-style-name="T2"/>
      <text:p text:style-name="P33" loext:marker-style-name="T2"/>
      <text:list xml:id="list183428309017423" text:continue-list="list183427969957660" text:style-name="WWNum5">
        <text:list-item>
          <text:p text:style-name="P13">Comunicação</text:p>
          <text:p text:style-name="P13"/>
        </text:list-item>
      </text:list>
      <text:list text:style-name="WWNum4">
        <text:list-item>
          <text:p text:style-name="P38">Scrum diário</text:p>
          <text:p text:style-name="P38"/>
        </text:list-item>
        <text:list-item>
          <text:p text:style-name="P39" loext:marker-style-name="T6">Comunicação presencialmente </text:p>
          <text:p text:style-name="P39" loext:marker-style-name="T6"/>
        </text:list-item>
        <text:list-item>
          <text:p text:style-name="P39" loext:marker-style-name="T6"><text:span text:style-name="T7">C</text:span>omunicação online (whatsapp, email, discord).</text:p>
          <text:p text:style-name="P39" loext:marker-style-name="T6"/>
        </text:list-item>
        <text:list-item>
          <text:p text:style-name="P38" loext:marker-style-name="T6">Scrum quinzenal</text:p>
        </text:list-item>
      </text:list>
      <text:p text:style-name="P40"/>
      <text:list xml:id="list183427540749546" text:continue-list="list183428309017423" text:style-name="WWNum5">
        <text:list-item>
          <text:p text:style-name="P13">Riscos</text:p>
          <text:p text:style-name="P13"/>
        </text:list-item>
      </text:list>
      <text:list text:style-name="WWNum12">
        <text:list-item>
          <text:p text:style-name="P41">Atraso no desenvolvimento</text:p>
          <text:p text:style-name="P41"/>
        </text:list-item>
        <text:list-item>
          <text:p text:style-name="P41" loext:marker-style-name="T6">Má definição dos requisitos</text:p>
          <text:p text:style-name="P41" loext:marker-style-name="T6"/>
        </text:list-item>
        <text:list-item>
          <text:p text:style-name="P41" loext:marker-style-name="T6">Múltiplas alterações nos requisitos</text:p>
          <text:p text:style-name="P41" loext:marker-style-name="T6"/>
        </text:list-item>
        <text:list-item>
          <text:p text:style-name="P41" loext:marker-style-name="T6">Aumento no escopo</text:p>
          <text:p text:style-name="P41" loext:marker-style-name="T6"/>
        </text:list-item>
        <text:list-item>
          <text:p text:style-name="P42" loext:marker-style-name="T6">Vulnerabilidade de segurança não descoberta</text:p>
          <text:p text:style-name="P42" loext:marker-style-name="T6"/>
        </text:list-item>
        <text:list-item>
          <text:p text:style-name="P42" loext:marker-style-name="T6">Baixa adoção por parte dos usuários</text:p>
          <text:p text:style-name="P42" loext:marker-style-name="T6"/>
        </text:list-item>
        <text:list-item>
          <text:p text:style-name="P42" loext:marker-style-name="T6">Expectativas não alinhadas</text:p>
          <text:p text:style-name="P42" loext:marker-style-name="T6"/>
        </text:list-item>
        <text:list-item>
          <text:p text:style-name="P42" loext:marker-style-name="T6">Problema de infraestrutura ou conectividade</text:p>
          <text:p text:style-name="P42" loext:marker-style-name="T6"/>
        </text:list-item>
        <text:list-item>
          <text:p text:style-name="P42" loext:marker-style-name="T6">Problemas de hardwares (aspersores, sensores)</text:p>
          <text:p text:style-name="P42" loext:marker-style-name="T6"/>
        </text:list-item>
        <text:list-item>
          <text:p text:style-name="P42" loext:marker-style-name="T6">Instabilidade do software em produção</text:p>
          <text:p text:style-name="P42" loext:marker-style-name="T6"/>
        </text:list-item>
        <text:list-item>
          <text:p text:style-name="P42" loext:marker-style-name="T6">Perda de um membro-chave da equipe de desenvolvimento</text:p>
          <text:p text:style-name="P42" loext:marker-style-name="T6"/>
        </text:list-item>
        <text:list-item>
          <text:p text:style-name="P42" loext:marker-style-name="T6">Recursos financeiros insuficientes</text:p>
        </text:list-item>
      </text:list>
      <text:p text:style-name="P40"/>
      <text:list xml:id="list183426459031343" text:continue-list="list183427540749546" text:style-name="WWNum5">
        <text:list-item>
          <text:p text:style-name="P13">Aquisições</text:p>
          <text:p text:style-name="P13"/>
        </text:list-item>
      </text:list>
      <text:list text:style-name="WWNum2">
        <text:list-item>
          <text:p text:style-name="P43">Hospedagem para o servidor do sistema</text:p>
          <text:p text:style-name="P43"/>
        </text:list-item>
        <text:list-item>
          <text:p text:style-name="P43" loext:marker-style-name="T6">API das plantas</text:p>
        </text:list-item>
      </text:list>
      <text:p text:style-name="P33" loext:marker-style-name="T2"><text:soft-page-break/></text:p>
      <text:list text:continue-list="list183426459031343" text:style-name="WWNum5">
        <text:list-item>
          <text:p text:style-name="P13">Stakeholders</text:p>
          <text:p text:style-name="P13"/>
        </text:list-item>
      </text:list>
      <text:list text:style-name="WWNum11">
        <text:list-item>
          <text:p text:style-name="P44">Pedro Valker (propôs o projeto)</text:p>
        </text:list-item>
        <text:list-item>
          <text:p text:style-name="P44"/>
        </text:list-item>
        <text:list-item>
          <text:p text:style-name="P44">Luiz Gustavo (propôs o projeto)</text:p>
        </text:list-item>
      </text:list>
      <text:p text:style-name="P40"/>
      <text:list text:continue-numbering="true" text:style-name="WWNum11">
        <text:list-item>
          <text:p text:style-name="P44">Seu Paulo (Usuário principal)</text:p>
          <text:p text:style-name="P44"/>
        </text:list-item>
        <text:list-item>
          <text:p text:style-name="P44">Equipe de desenvolvimento</text:p>
        </text:list-item>
      </text:list>
      <text:p text:style-name="P25"/>
      <text:p text:style-name="P25"/>
      <text:p text:style-name="P25"/>
      <text:p text:style-name="P45">Segurança e Governança da Informação</text:p>
      <text:p text:style-name="P45"/>
      <text:p text:style-name="P46">O software não permite acesso indevido à informação, <text:span text:style-name="T8">garantindo que haja uma </text:span><text:span text:style-name="T9">confidencialidade</text:span>.</text:p>
      <text:p text:style-name="P46"/>
      <text:p text:style-name="P46">O software executa um backup a cada 24 horas, garantindo que os dados não se percam, <text:span text:style-name="T8">permitindo que haja não apenas a </text:span><text:span text:style-name="T9">disponibilidade, </text:span><text:span text:style-name="T10">mas que também haja</text:span><text:span text:style-name="T8"> </text:span><text:span text:style-name="T9">integridade</text:span><text:span text:style-name="T8"> e </text:span><text:span text:style-name="T9">durabilidade</text:span>.</text:p>
      <text:p text:style-name="P47" loext:marker-style-name="T11"/>
      <text:p text:style-name="P46">O software deve garantir que as senhas não sejam salvas no banco de dados, mas sim hashes de senhas, <text:span text:style-name="T8">isso não só garante que haja uma </text:span><text:span text:style-name="T9">confidencialidade</text:span><text:span text:style-name="T10">, mas que também haja </text:span><text:span text:style-name="T9">integridade</text:span><text:span text:style-name="T10">, pois não permite que a senha seja descriptografada, assim, garantindo que ninguém além do usuário saiba oque foi digitada, e que também não possa ser alterada</text:span>. </text:p>
      <text:p text:style-name="P46"><text:span text:style-name="T12"/></text:p>
      <text:p text:style-name="P46"><text:span text:style-name="T12">Funções específicas podem ser acessadas apenas por certos tipos de usuários cadastrados no sistema. </text:span><text:span text:style-name="T8">Isso garante que o software possua uma camada extra de segurança, garantindo que haja </text:span><text:span text:style-name="T9">autenticidade </text:span><text:span text:style-name="T10">(pois o sistema primeiro verifica que tipo de usuário está logado), e depois garante que haja </text:span><text:span text:style-name="T9">autorização </text:span><text:span text:style-name="T10">(o sistema verifica que tipo de permissões ele tem e quais funções ele pode acessar).</text:span></text:p>
      <text:p text:style-name="P47" loext:marker-style-name="T11"/>
      <text:p text:style-name="P46" loext:marker-style-name="T11">As informações podem apenas ser acessadas por meio do software, por pessoas logadas, garantindo que indivíduos que não deveriam, tenham acesso às informações. <text:span text:style-name="T8">Isso diz respeito às propriedades da segurança de </text:span><text:span text:style-name="T9">confidencialidade, </text:span><text:span text:style-name="T10">uma vez que este princípio garante que usuários indevidos acessem uma informação.</text:span></text:p>
      <text:p text:style-name="P46" loext:marker-style-name="T11"/>
      <text:p text:style-name="P46" loext:marker-style-name="T11">O software não permite que informações sejam alteradas. <text:span text:style-name="T8">Isso se dá pela garantia de </text:span><text:span text:style-name="T9">integridade</text:span><text:span text:style-name="T8"> do software, que não permite que os dados do sistema sejam manipulados por nenhum indivíduo.</text:span></text:p>
      <text:p text:style-name="P46" loext:marker-style-name="T11"/>
      <text:p text:style-name="P46" loext:marker-style-name="T11"><text:soft-page-break/>Os usuários podem à qualquer momento acessar as informações da plantação. <text:span text:style-name="T7">Isso está relacionado à </text:span><text:span text:style-name="T13">disponibilidade </text:span><text:span text:style-name="T14">do software, que deve auxiliar os usuários a conseguirem compreenderem o desenpenho da empresa.</text:span></text:p>
      <text:p text:style-name="P46" loext:marker-style-name="T11"/>
      <text:p text:style-name="P48" loext:marker-style-name="T11">O software salva num log de ações cada ação feita, garantindo que haja um <text:span text:style-name="T2">Não Repúdio</text:span>. <text:span text:style-name="T7">Isso impossibilita de que qualquer usuário que faça no sistema uma alteração, irreversível ou não, de negar o que fez.</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1" style:family="paragraph">
      <style:paragraph-properties fo:margin-top="0cm" fo:margin-bottom="0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1" fo:font-family="Arial" style:font-family-generic="swiss"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2" text:style-name="Bullet_20_Symbols"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2" text:style-name="Bullet_20_Symbols"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8T17:42:36.517999200</meta:creation-date>
    <dc:date>2025-11-28T18:34:26.098114500</dc:date>
    <meta:editing-duration>PT12M43S</meta:editing-duration>
    <meta:editing-cycles>3</meta:editing-cycles>
    <meta:generator>LibreOffice/25.8.2.2$Windows_X86_64 LibreOffice_project/d401f2107ccab8f924a8e2df40f573aab7605b6f</meta:generator>
    <meta:document-statistic meta:table-count="0" meta:image-count="0" meta:object-count="0" meta:page-count="7" meta:paragraph-count="156" meta:word-count="1169" meta:character-count="6896" meta:non-whitespace-character-count="5935"/>
  </office:meta>
</office:document-meta>
</file>